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63542" officeooo:paragraph-rsid="0006354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63542" officeooo:paragraph-rsid="0006354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63542" officeooo:paragraph-rsid="00063542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Alfa</text:p>
      <text:p text:style-name="P2"/>
      <text:p text:style-name="P2"/>
      <text:p text:style-name="P3">O teste alfa é semelhante ao teste de aceitação.</text:p>
      <text:p text:style-name="P3"/>
      <text:p text:style-name="P3">No teste alfa é executar o sistema de forma não intencional.</text:p>
      <text:p text:style-name="P3"/>
      <text:p text:style-name="P3">Ele não é realizado por 1 ou duas pessoas, é para ser realizado com várias pessoas.</text:p>
      <text:p text:style-name="P3"/>
      <text:p text:style-name="P3">É liberar o sistema para o usuário utilizar.</text:p>
      <text:p text:style-name="P3"/>
      <text:p text:style-name="P3"><text:span text:style-name="T1">Exemplo:</text:span> Minecraft Alfa.</text:p>
      <text:p text:style-name="P3"/>
      <text:p text:style-name="P3">Aqui os usuários vão dando o feedback.</text:p>
      <text:p text:style-name="P3"/>
      <text:p text:style-name="P3">É utilizado entre 50 a 100 pessoas, pessoas próximas que foram convidadas a utilizar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2:10:04.654220879</meta:creation-date>
    <dc:date>2024-06-17T12:12:57.860606451</dc:date>
    <meta:editing-duration>PT2M54S</meta:editing-duration>
    <meta:editing-cycles>1</meta:editing-cycles>
    <meta:document-statistic meta:table-count="0" meta:image-count="0" meta:object-count="0" meta:page-count="1" meta:paragraph-count="8" meta:word-count="70" meta:character-count="392" meta:non-whitespace-character-count="330"/>
    <meta:generator>LibreOffice/7.3.7.2$Linux_X86_64 LibreOffice_project/30$Build-2</meta:generator>
  </office:meta>
</office:document-meta>
</file>